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3.7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49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378741f"/>
    </style:style>
    <style:style style:name="P37" style:family="paragraph" style:parent-style-name="Table_20_Contents">
      <style:text-properties officeooo:paragraph-rsid="03d81c7c"/>
    </style:style>
    <style:style style:name="P38" style:family="paragraph" style:parent-style-name="Table_20_Contents">
      <style:text-properties officeooo:paragraph-rsid="03a5c11a"/>
    </style:style>
    <style:style style:name="P39" style:family="paragraph" style:parent-style-name="Preformatted_20_Text">
      <style:text-properties officeooo:paragraph-rsid="03d81c7c"/>
    </style:style>
    <style:style style:name="P40" style:family="paragraph" style:parent-style-name="Preformatted_20_Text">
      <style:text-properties officeooo:paragraph-rsid="03ab86af"/>
    </style:style>
    <style:style style:name="P4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a3caeb"/>
    </style:style>
    <style:style style:name="P4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455c518"/>
    </style:style>
    <style:style style:name="P45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officeooo:paragraph-rsid="038d092b"/>
    </style:style>
    <style:style style:name="P47" style:family="paragraph" style:parent-style-name="Table_20_Contents">
      <style:text-properties officeooo:paragraph-rsid="0453bfb4"/>
    </style:style>
    <style:style style:name="P48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2" style:family="paragraph" style:parent-style-name="Table_20_Contents">
      <style:text-properties fo:language="zxx" fo:country="none" officeooo:paragraph-rsid="0378741f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officeooo:rsid="04e9545b" officeooo:paragraph-rsid="04e9545b"/>
    </style:style>
    <style:style style:name="P5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60" style:family="paragraph" style:parent-style-name="Table_20_Contents">
      <style:text-properties officeooo:paragraph-rsid="0108f4cf"/>
    </style:style>
    <style:style style:name="P61" style:family="paragraph" style:parent-style-name="Table_20_Contents">
      <style:text-properties officeooo:paragraph-rsid="0294e861"/>
    </style:style>
    <style:style style:name="P62" style:family="paragraph" style:parent-style-name="Table_20_Contents">
      <style:text-properties officeooo:paragraph-rsid="02b867ce"/>
    </style:style>
    <style:style style:name="P63" style:family="paragraph" style:parent-style-name="Table_20_Contents">
      <style:text-properties officeooo:paragraph-rsid="010e8474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9" style:family="paragraph" style:parent-style-name="Table_20_Contents">
      <style:text-properties officeooo:paragraph-rsid="015fc100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71" style:family="paragraph" style:parent-style-name="Table_20_Contents">
      <style:text-properties officeooo:paragraph-rsid="02ae0b54"/>
    </style:style>
    <style:style style:name="P7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9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80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81" style:family="paragraph" style:parent-style-name="Table_20_Contents">
      <style:text-properties officeooo:paragraph-rsid="03dddf35"/>
    </style:style>
    <style:style style:name="P82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officeooo:paragraph-rsid="03efe0f5"/>
    </style:style>
    <style:style style:name="P84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6" style:family="paragraph" style:parent-style-name="Table_20_Contents">
      <style:text-properties officeooo:paragraph-rsid="038a25fe"/>
    </style:style>
    <style:style style:name="P87" style:family="paragraph" style:parent-style-name="Table_20_Contents">
      <style:text-properties officeooo:paragraph-rsid="0390111d"/>
    </style:style>
    <style:style style:name="P88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90" style:family="paragraph" style:parent-style-name="Table_20_Contents">
      <style:text-properties officeooo:paragraph-rsid="03427071"/>
    </style:style>
    <style:style style:name="P91" style:family="paragraph" style:parent-style-name="Table_20_Contents">
      <style:text-properties officeooo:paragraph-rsid="034a5fa0"/>
    </style:style>
    <style:style style:name="P92" style:family="paragraph" style:parent-style-name="Table_20_Contents">
      <style:text-properties officeooo:paragraph-rsid="0391a834"/>
    </style:style>
    <style:style style:name="P93" style:family="paragraph" style:parent-style-name="Table_20_Contents">
      <style:text-properties officeooo:paragraph-rsid="03017dbe"/>
    </style:style>
    <style:style style:name="P94" style:family="paragraph" style:parent-style-name="Table_20_Contents">
      <style:text-properties officeooo:paragraph-rsid="03ba19bb"/>
    </style:style>
    <style:style style:name="P95" style:family="paragraph" style:parent-style-name="Table_20_Contents">
      <style:text-properties officeooo:paragraph-rsid="031c8ae5"/>
    </style:style>
    <style:style style:name="P96" style:family="paragraph" style:parent-style-name="Table_20_Contents">
      <style:text-properties officeooo:paragraph-rsid="030c3545"/>
    </style:style>
    <style:style style:name="P9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d964a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style:font-name="Courier New" fo:font-size="10pt" fo:language="zxx" fo:country="none" fo:font-weight="bold" officeooo:rsid="04ebcd37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4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officeooo:rsid="03959f64" style:font-name-complex="Courier New"/>
    </style:style>
    <style:style style:name="T135" style:family="text">
      <style:text-properties fo:color="#000000" loext:opacity="100%" style:font-name="Courier New" officeooo:rsid="03b8181e" style:font-name-complex="Courier New"/>
    </style:style>
    <style:style style:name="T136" style:family="text">
      <style:text-properties fo:color="#000000" loext:opacity="100%" style:font-name="Courier New" officeooo:rsid="03d81c7c" style:font-name-complex="Courier New"/>
    </style:style>
    <style:style style:name="T137" style:family="text">
      <style:text-properties fo:color="#000000" loext:opacity="100%" style:font-name="Courier New" officeooo:rsid="03bb832f" style:font-name-complex="Courier New"/>
    </style:style>
    <style:style style:name="T138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4e65362"/>
    </style:style>
    <style:style style:name="T144" style:family="text">
      <style:text-properties officeooo:rsid="04dc5c57"/>
    </style:style>
    <style:style style:name="T145" style:family="text">
      <style:text-properties style:font-name="Courier New" officeooo:rsid="04e65362"/>
    </style:style>
    <style:style style:name="T146" style:family="text">
      <style:text-properties style:font-name="Courier New" officeooo:rsid="04dc5c57"/>
    </style:style>
    <style:style style:name="T147" style:family="text">
      <style:text-properties officeooo:rsid="0277dedb"/>
    </style:style>
    <style:style style:name="T1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officeooo:rsid="023d069c"/>
    </style:style>
    <style:style style:name="T150" style:family="text">
      <style:text-properties officeooo:rsid="021570c6"/>
    </style:style>
    <style:style style:name="T151" style:family="text">
      <style:text-properties officeooo:rsid="02984091"/>
    </style:style>
    <style:style style:name="T152" style:family="text">
      <style:text-properties officeooo:rsid="0298730b"/>
    </style:style>
    <style:style style:name="T15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4" style:family="text">
      <style:text-properties fo:font-style="normal" officeooo:rsid="023ec219" style:font-style-asian="normal" style:font-style-complex="normal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officeooo:rsid="0213f657"/>
    </style:style>
    <style:style style:name="T157" style:family="text">
      <style:text-properties fo:color="#000000" loext:opacity="100%" style:font-name="Courier New" style:font-name-complex="Courier New"/>
    </style:style>
    <style:style style:name="T158" style:family="text">
      <style:text-properties style:font-name="Arial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9" style:family="text">
      <style:text-properties style:font-name="Arial" fo:font-size="10pt" fo:language="zxx" fo:country="none" fo:font-weight="bold" officeooo:rsid="04ec477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0" style:family="text">
      <style:text-properties style:font-name="Arial" fo:font-size="10pt" fo:language="zxx" fo:country="none" fo:font-weight="bold" officeooo:rsid="04ec635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6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6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7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4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officeooo:rsid="02b867ce"/>
    </style:style>
    <style:style style:name="T21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1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1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1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1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2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2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5" style:family="text">
      <style:text-properties officeooo:rsid="0391a834"/>
    </style:style>
    <style:style style:name="T226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7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8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3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3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32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3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5" style:family="text">
      <style:text-properties officeooo:rsid="04144748"/>
    </style:style>
    <style:style style:name="T236" style:family="text">
      <style:text-properties officeooo:rsid="0478c748"/>
    </style:style>
    <style:style style:name="T237" style:family="text">
      <style:text-properties fo:font-style="italic" officeooo:rsid="040de640" style:font-style-asian="italic" style:font-style-complex="italic"/>
    </style:style>
    <style:style style:name="T238" style:family="text">
      <style:text-properties fo:font-style="italic" officeooo:rsid="0478c748" style:font-style-asian="italic" style:font-style-complex="italic"/>
    </style:style>
    <style:style style:name="T239" style:family="text">
      <style:text-properties fo:font-style="italic" officeooo:rsid="04125c48" style:font-style-asian="italic" style:font-style-complex="italic"/>
    </style:style>
    <style:style style:name="T240" style:family="text">
      <style:text-properties officeooo:rsid="042d7d17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officeooo:rsid="041182c7" style:font-style-asian="italic" style:font-style-complex="italic"/>
    </style:style>
    <style:style style:name="T243" style:family="text">
      <style:text-properties officeooo:rsid="0424aa9b"/>
    </style:style>
    <style:style style:name="T244" style:family="text">
      <style:text-properties officeooo:rsid="047a4342"/>
    </style:style>
    <style:style style:name="T245" style:family="text">
      <style:text-properties style:font-name="Courier New" officeooo:rsid="040de640"/>
    </style:style>
    <style:style style:name="T246" style:family="text">
      <style:text-properties style:font-name="Courier New" officeooo:rsid="046bdc70"/>
    </style:style>
    <style:style style:name="T247" style:family="text">
      <style:text-properties style:font-name="Courier New" fo:font-weight="normal" officeooo:rsid="040de640" style:font-weight-asian="normal" style:font-weight-complex="normal"/>
    </style:style>
    <style:style style:name="T248" style:family="text">
      <style:text-properties style:font-name="Courier New" fo:font-weight="normal" officeooo:rsid="04283cfb" style:font-weight-asian="normal" style:font-weight-complex="normal"/>
    </style:style>
    <style:style style:name="T249" style:family="text">
      <style:text-properties officeooo:rsid="048a07de"/>
    </style:style>
    <style:style style:name="T250" style:family="text">
      <style:text-properties officeooo:rsid="04546f38"/>
    </style:style>
    <style:style style:name="T251" style:family="text">
      <style:text-properties fo:language="zxx" fo:country="none" style:language-asian="zxx" style:country-asian="none" style:language-complex="zxx" style:country-complex="none"/>
    </style:style>
    <style:style style:name="T252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53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6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13">Legacy </text:span></text:span><text:span text:style-name="Source_20_Text"><text:span text:style-name="T114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table:number-rows-spanned="2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5"><text:span text:style-name="Source_20_Text"><text:span text:style-name="T12">b64Encode(string);</text:span></text:span></text:p>
            <text:p text:style-name="P35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5">tri</text:span></text:span><text:span text:style-name="Source_20_Text"><text:span text:style-name="T116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apitaliz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odePoints(s</text:span></text:span><text:span text:style-name="Source_20_Text"><text:span text:style-name="T119">t</text:span></text:span><text:span text:style-name="Source_20_Text"><text:span text:style-name="T120">ri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DownFirst(s</text:span></text:span><text:span text:style-name="Source_20_Text"><text:span text:style-name="T121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FromCodePoints(i</text:span></text:span><text:span text:style-name="Source_20_Text"><text:span text:style-name="T122">terator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Escap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</text:span></text:span><text:span text:style-name="Source_20_Text"><text:span text:style-name="T123">HTML</text:span></text:span><text:span text:style-name="Source_20_Text"><text:span text:style-name="T12">RemoveTags(string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</text:span></text:span><text:span text:style-name="Source_20_Text"><text:span text:style-name="T124">Un</text:span></text:span><text:span text:style-name="Source_20_Text"><text:span text:style-name="T12">Escap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Proper</text:span></text:span><text:span text:style-name="Source_20_Text"><text:span text:style-name="T125">c</text:span></text:span><text:span text:style-name="Source_20_Text"><text:span text:style-name="T12">as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 </text:span></text:span></text:p>
            <text:p text:style-name="P33"><text:span text:style-name="Source_20_Text"><text:span text:style-name="T126"/></text:span></text:p>
            <text:p text:style-name="P34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8">ring</text:span></text:span><text:span text:style-name="Source_20_Text"><text:span text:style-name="T12">);</text:span></text:span></text:p>
            <text:p text:style-name="P34"><text:span text:style-name="Source_20_Text"><text:span text:style-name="T126"/></text:span></text:p>
            <text:p text:style-name="P34"><text:span text:style-name="Source_20_Text"><text:span text:style-name="T12">strSplice(</text:span></text:span><text:span text:style-name="Source_20_Text"><text:span text:style-name="T115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7">]);</text:span></text:span></text:p>
            <text:p text:style-name="P34"><text:span text:style-name="Source_20_Text"><text:span text:style-name="T126"/></text:span></text:p>
            <text:p text:style-name="P34"><text:span text:style-name="Source_20_Text"><text:span text:style-name="T126">s</text:span></text:span><text:span text:style-name="Source_20_Text"><text:span text:style-name="T12">tr</text:span></text:span><text:span text:style-name="Source_20_Text"><text:span text:style-name="T128">T</text:span></text:span><text:span text:style-name="Source_20_Text"><text:span text:style-name="T129">itle</text:span></text:span><text:span text:style-name="Source_20_Text"><text:span text:style-name="T125">c</text:span></text:span><text:span text:style-name="Source_20_Text"><text:span text:style-name="T12">ase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4"><text:span text:style-name="Source_20_Text"><text:span text:style-name="T130">strTruncate(st</text:span></text:span><text:span text:style-name="Source_20_Text"><text:span text:style-name="T120">ring</text:span></text:span><text:span text:style-name="Source_20_Text"><text:span text:style-name="T130">);</text:span></text:span></text:p>
            <text:p text:style-name="P34"><text:span text:style-name="Source_20_Text"><text:span text:style-name="T130"/></text:span></text:p>
            <text:p text:style-name="P34"><text:span text:style-name="Source_20_Text"><text:span text:style-name="T12">strUpFirst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);</text:span></text:span></text:p>
          </table:table-cell>
          <table:table-cell table:style-name="Table5.B2" office:value-type="string">
            <text:p text:style-name="P36"><text:span text:style-name="Source_20_Text"><text:span text:style-name="T120"/></text:span></text:p>
            <text:p text:style-name="P36"><text:span text:style-name="Source_20_Text"><text:span text:style-name="T120">a</text:span></text:span><text:span text:style-name="Source_20_Text"><text:span text:style-name="T12">ssert</text:span></text:span><text:span text:style-name="Source_20_Text"><text:span text:style-name="T120">(condition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True(condition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8"><text:span text:style-name="Source_20_Text"><text:span text:style-name="T120"/></text:span></text:p>
            <text:p text:style-name="P37"><text:span text:style-name="Source_20_Text"><text:span text:style-name="T120">assertFalse(condition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8"><text:span text:style-name="Source_20_Text"><text:span text:style-name="T120"/></text:span></text:p>
            <text:p text:style-name="P39"><text:span text:style-name="Source_20_Text"><text:span text:style-name="T132">assertThrows</text:span></text:span><text:span text:style-name="Source_20_Text"><text:span text:style-name="T133">(callback[,message</text:span></text:span><text:span text:style-name="Source_20_Text"><text:span text:style-name="T131">|error</text:span></text:span><text:span text:style-name="Source_20_Text"><text:span text:style-name="T133">]);</text:span></text:span></text:p>
            <text:p text:style-name="P40"><text:span text:style-name="Source_20_Text"><text:span text:style-name="T133"/></text:span></text:p>
            <text:p text:style-name="P41"><text:span text:style-name="Source_20_Text"><text:span text:style-name="T134">assertFail(m</text:span></text:span><text:span text:style-name="Source_20_Text"><text:span text:style-name="T135">essage</text:span></text:span><text:span text:style-name="Source_20_Text"><text:span text:style-name="T136">|</text:span></text:span><text:span text:style-name="Source_20_Text"><text:span text:style-name="T137">error</text:span></text:span><text:span text:style-name="Source_20_Text"><text:span text:style-name="T134">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Equal(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Equal</text:span></text:span><text:span text:style-name="Source_20_Text"><text:span text:style-name="T138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Strict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Strict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Deep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Deep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42"><text:span text:style-name="Source_20_Text"><text:span text:style-name="T120"/></text:span></text:p>
            <text:p text:style-name="P37"><text:span text:style-name="Source_20_Text"><text:span text:style-name="T120">assertDeepStrictEqual</text:span></text:span><text:span text:style-name="Source_20_Text"><text:span text:style-name="T139">(</text:span></text:span><text:span text:style-name="Source_20_Text"><text:span text:style-name="T120">value1,value2[,message</text:span></text:span><text:span text:style-name="Source_20_Text"><text:span text:style-name="T131">|error</text:span></text:span><text:span text:style-name="Source_20_Text"><text:span text:style-name="T120">]);</text:span></text:span></text:p>
            <text:p text:style-name="P37"><text:span text:style-name="Source_20_Text"><text:span text:style-name="T120">assertNotDeepStrictEqual</text:span></text:span><text:span text:style-name="Source_20_Text"><text:span text:style-name="T139">(</text:span></text:span><text:span text:style-name="Source_20_Text"><text:span text:style-name="T120">value1,value2[,</text:span></text:span><text:span text:style-name="Source_20_Text"><text:span text:style-name="T131">message|error</text:span></text:span><text:span text:style-name="Source_20_Text"><text:span text:style-name="T120">]);</text:span></text:span></text:p>
            <text:p text:style-name="P43"/>
            <text:p text:style-name="P44"><text:span text:style-name="Source_20_Text"><text:span text:style-name="T132">assertIs(value,</text:span></text:span><text:span text:style-name="Source_20_Text"><text:span text:style-name="T140">exptectedType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44"><text:span text:style-name="Source_20_Text"><text:span text:style-name="T132">assertIsNot(value,</text:span></text:span><text:span text:style-name="Source_20_Text"><text:span text:style-name="T140">exptectedType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42"><text:span text:style-name="Source_20_Text"><text:span text:style-name="T132"/></text:span></text:p>
            <text:p text:style-name="P37"><text:span text:style-name="Source_20_Text"><text:span text:style-name="T132">assertIsN</text:span></text:span><text:span text:style-name="Source_20_Text"><text:span text:style-name="T141">ullish</text:span></text:span><text:span text:style-name="Source_20_Text"><text:span text:style-name="T132">(value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37"><text:span text:style-name="Source_20_Text"><text:span text:style-name="T132">assertIsNotN</text:span></text:span><text:span text:style-name="Source_20_Text"><text:span text:style-name="T141">ullish</text:span></text:span><text:span text:style-name="Source_20_Text"><text:span text:style-name="T132">(value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43"><text:span text:style-name="Source_20_Text"><text:span text:style-name="T132"/></text:span></text:p>
            <text:p text:style-name="P37"><text:span text:style-name="Source_20_Text"><text:span text:style-name="T132">assertMatch(s</text:span></text:span><text:span text:style-name="Source_20_Text"><text:span text:style-name="T142">tring</text:span></text:span><text:span text:style-name="Source_20_Text"><text:span text:style-name="T132">,r</text:span></text:span><text:span text:style-name="Source_20_Text"><text:span text:style-name="T142">egexp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37"><text:span text:style-name="Source_20_Text"><text:span text:style-name="T142">assertD</text:span></text:span><text:span text:style-name="Source_20_Text"><text:span text:style-name="T132">oesNotMatch(s</text:span></text:span><text:span text:style-name="Source_20_Text"><text:span text:style-name="T142">tring</text:span></text:span><text:span text:style-name="Source_20_Text"><text:span text:style-name="T132">,r</text:span></text:span><text:span text:style-name="Source_20_Text"><text:span text:style-name="T142">egexp</text:span></text:span><text:span text:style-name="Source_20_Text"><text:span text:style-name="T132">[,message</text:span></text:span><text:span text:style-name="Source_20_Text"><text:span text:style-name="T131">|error</text:span></text:span><text:span text:style-name="Source_20_Text"><text:span text:style-name="T132">]);</text:span></text:span></text:p>
            <text:p text:style-name="P37"><text:span text:style-name="Source_20_Text"><text:span text:style-name="T132"/></text:span></text:p>
          </table:table-cell>
          <table:table-cell table:style-name="Table5.C2" table:number-rows-spanned="2" office:value-type="string">
            <text:p text:style-name="P45">sum(value1[,valueN]);</text:p>
            <text:p text:style-name="P45">avg(value1[,valueN]);</text:p>
            <text:p text:style-name="P45">product(value1[,valueN]);</text:p>
            <text:p text:style-name="P45"><text:span text:style-name="T143">mod</text:span><text:span text:style-name="T144">(value1,value2);</text:span></text:p>
            <text:p text:style-name="P45"><text:span text:style-name="Source_20_Text"><text:span text:style-name="T145">re</text:span></text:span><text:span text:style-name="Source_20_Text"><text:span text:style-name="T146">m(value1,value2);</text:span></text:span></text:p>
            <text:p text:style-name="P45">clamp(value,min,max);</text:p>
            <text:p text:style-name="P45"><text:span text:style-name="T147">minmax</text:span>(value,min,max);</text:p>
            <text:p text:style-name="P46"><text:span text:style-name="Source_20_Text"><text:span text:style-name="T12">inRange(value,min,max);</text:span></text:span></text:p>
            <text:p text:style-name="P46"><text:span text:style-name="Source_20_Text"><text:span text:style-name="T148">signbit(value);</text:span></text:span></text:p>
            <text:p text:style-name="P47"><text:span text:style-name="Source_20_Text"><text:span text:style-name="T12">randomInt([max]);</text:span></text:span></text:p>
            <text:p text:style-name="P47"><text:span text:style-name="Source_20_Text"><text:span text:style-name="T12">randomInt(min,max);</text:span></text:span></text:p>
            <text:p text:style-name="P47"><text:span text:style-name="Source_20_Text"><text:span text:style-name="T12">randomFloat([max]);</text:span></text:span></text:p>
            <text:p text:style-name="P47"><text:span text:style-name="Source_20_Text"><text:span text:style-name="T12">randomFloat(min,max);</text:span></text:span></text:p>
            <text:p text:style-name="P48">isEven(value);</text:p>
            <text:p text:style-name="P48">isOdd(valu<text:span text:style-name="T149">e</text:span>);</text:p>
            <text:p text:style-name="P49">isInt8(value);</text:p>
            <text:p text:style-name="P49">isInt16(value);</text:p>
            <text:p text:style-name="P49">isUInt32(value);</text:p>
            <text:p text:style-name="P49">isUInt8(value);</text:p>
            <text:p text:style-name="P49">isUInt16(value);</text:p>
            <text:p text:style-name="P49">isInt32(value);</text:p>
            <text:p text:style-name="P49">isBigInt64(value);</text:p>
            <text:p text:style-name="P50"><text:span text:style-name="T150">i</text:span><text:span text:style-name="T151">s</text:span>BigUInt64(value);</text:p>
            <text:p text:style-name="P50"><text:span text:style-name="T151">is</text:span>Float<text:span text:style-name="T152">16</text:span>(value);</text:p>
            <text:p text:style-name="P47"><text:span text:style-name="Source_20_Text"><text:span text:style-name="T148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8">);</text:span></text:span></text:p>
            <text:p text:style-name="P47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51"><text:span text:style-name="Source_20_Text"><text:span text:style-name="T153">toIntegerOrInfinity(value);</text:span></text:span></text:p>
            <text:p text:style-name="P48"><text:span text:style-name="T154">t</text:span><text:span text:style-name="T155">oInt8(value);</text:span></text:p>
            <text:p text:style-name="P50">toInt16(value);</text:p>
            <text:p text:style-name="P50">toInt32(value);</text:p>
            <text:p text:style-name="P50">toUInt8(value);</text:p>
            <text:p text:style-name="P50">toUInt<text:span text:style-name="T156">1</text:span>6(value);</text:p>
            <text:p text:style-name="P50">toUInt32(value;</text:p>
            <text:p text:style-name="P50">toBigInt64(value);</text:p>
            <text:p text:style-name="P50">toBigUInt64(value);</text:p>
            <text:p text:style-name="P50"><text:span text:style-name="T156">toFloat</text:span><text:span text:style-name="T151">16</text:span><text:span text:style-name="T156">(value);</text:span></text:p>
            <text:p text:style-name="P49"><text:span text:style-name="Source_20_Text"><text:span text:style-name="T157">toFloat32(value);</text:span></text:span></text:p>
          </table:table-cell>
        </table:table-row>
        <table:table-row table:style-name="Table5.3">
          <table:covered-table-cell table:style-name="Table5.A2"/>
          <table:table-cell table:style-name="Table5.B3" office:value-type="string">
            <text:p text:style-name="P52"/>
            <text:p text:style-name="P53"><text:span text:style-name="T158">Please use the </text:span><text:a xlink:type="simple" xlink:href="https://github.com/Serrin/assert.js" text:style-name="Internet_20_link" text:visited-style-name="Visited_20_Internet_20_Link"><text:span text:style-name="T158">assert.js</text:span></text:a><text:span text:style-name="T158"> library instead of the </text:span><text:span text:style-name="T159">Legacy </text:span><text:span text:style-name="T158">Assert</text:span><text:span text:style-name="T160">ion</text:span><text:span text:style-name="T158"> API!</text:span></text:p>
          </table:table-cell>
          <table:covered-table-cell table:style-name="Table5.C2"/>
        </table:table-row>
      </table:table>
      <text:p text:style-name="P5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55"><text:span text:style-name="Source_20_Text"><text:span text:style-name="T161">Collections </text:span></text:span><text:span text:style-name="Source_20_Text"><text:span text:style-name="T162">API</text:span></text:span></text:p>
          </table:table-cell>
          <table:covered-table-cell/>
          <table:table-cell table:style-name="Table4.C1" office:value-type="string">
            <text:p text:style-name="P56">Polyfills</text:p>
          </table:table-cell>
        </table:table-row>
        <table:table-row>
          <table:table-cell table:style-name="Table4.A2" office:value-type="string">
            <text:p text:style-name="P57"><text:span text:style-name="Source_20_Text"><text:span text:style-name="T163">castArray</text:span></text:span><text:span text:style-name="Source_20_Text"><text:span text:style-name="T164">(value);</text:span></text:span></text:p>
            <text:p text:style-name="P57"><text:span text:style-name="Source_20_Text"><text:span text:style-name="T164">compact</text:span></text:span><text:span text:style-name="Source_20_Text"><text:span text:style-name="T165">(iterator);</text:span></text:span></text:p>
            <text:p text:style-name="P57"><text:span text:style-name="Source_20_Text"><text:span text:style-name="T163">arrayDeepClone(array);</text:span></text:span></text:p>
            <text:p text:style-name="P57"><text:span text:style-name="Source_20_Text"><text:span text:style-name="T163">arrayMerge(target,so</text:span></text:span><text:span text:style-name="Source_20_Text"><text:span text:style-name="T166">ur</text:span></text:span><text:span text:style-name="Source_20_Text"><text:span text:style-name="T167">c</text:span></text:span><text:span text:style-name="Source_20_Text"><text:span text:style-name="T163">e</text:span></text:span><text:span text:style-name="Source_20_Text"><text:span text:style-name="T166">1</text:span></text:span><text:span text:style-name="Source_20_Text"><text:span text:style-name="T163">[,</text:span></text:span><text:span text:style-name="Source_20_Text"><text:span text:style-name="T167">s</text:span></text:span><text:span text:style-name="Source_20_Text"><text:span text:style-name="T166">ou</text:span></text:span><text:span text:style-name="Source_20_Text"><text:span text:style-name="T167">r</text:span></text:span><text:span text:style-name="Source_20_Text"><text:span text:style-name="T166">ce</text:span></text:span><text:span text:style-name="Source_20_Text"><text:span text:style-name="T163">N]);</text:span></text:span></text:p>
            <text:p text:style-name="P58"><text:span text:style-name="Source_20_Text"><text:span text:style-name="T168">arrayAdd</text:span></text:span><text:span text:style-name="Source_20_Text"><text:span text:style-name="T163">(array,value);</text:span></text:span></text:p>
            <text:p text:style-name="P58"><text:span text:style-name="Source_20_Text"><text:span text:style-name="T163">arrayClear(array); </text:span></text:span></text:p>
            <text:p text:style-name="P58"><text:span text:style-name="Source_20_Text"><text:span text:style-name="T169">arrayRemove(array,value[,all </text:span></text:span><text:span text:style-name="Source_20_Text"><text:span text:style-name="T170">= false</text:span></text:span><text:span text:style-name="Source_20_Text"><text:span text:style-name="T169">]);</text:span></text:span></text:p>
            <text:p text:style-name="P59"><text:span text:style-name="Source_20_Text"><text:span text:style-name="T169">arrayRemove</text:span></text:span><text:span text:style-name="Source_20_Text"><text:span text:style-name="T171">By</text:span></text:span><text:span text:style-name="Source_20_Text"><text:span text:style-name="T169">(array,c</text:span></text:span><text:span text:style-name="Source_20_Text"><text:span text:style-name="T171">allback</text:span></text:span><text:span text:style-name="Source_20_Text"><text:span text:style-name="T169">[,all</text:span></text:span><text:span text:style-name="Source_20_Text"><text:span text:style-name="T170">=false</text:span></text:span><text:span text:style-name="Source_20_Text"><text:span text:style-name="T169">]);</text:span></text:span></text:p>
            <text:p text:style-name="P60"><text:span text:style-name="Source_20_Text"><text:span text:style-name="T172"/></text:span></text:p>
            <text:p text:style-name="P60"><text:span text:style-name="Source_20_Text"><text:span text:style-name="T172">arrayRange([start=0[,end = </text:span></text:span><text:span text:style-name="Source_20_Text"><text:span text:style-name="T173">99</text:span></text:span><text:span text:style-name="Source_20_Text"><text:span text:style-name="T172">[,step = 1]]]);</text:span></text:span></text:p>
            <text:p text:style-name="P61"><text:span text:style-name="Source_20_Text"><text:span text:style-name="T174">iterRange([start=0[,step=1[,end=Infinity]]]);</text:span></text:span></text:p>
            <text:p text:style-name="P61"><text:span text:style-name="Source_20_Text"><text:span text:style-name="T174"/></text:span></text:p>
            <text:p text:style-name="P62"><text:span text:style-name="Source_20_Text"><text:span text:style-name="T85">arrayCycle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76">= 100</text:span></text:span><text:span text:style-name="Source_20_Text"><text:span text:style-name="T85">]);</text:span></text:span></text:p>
            <text:p text:style-name="P61"><text:span text:style-name="Source_20_Text"><text:span text:style-name="T174">iterCycle(iter</text:span></text:span><text:span text:style-name="Source_20_Text"><text:span text:style-name="T177">ator</text:span></text:span><text:span text:style-name="Source_20_Text"><text:span text:style-name="T174">[,n </text:span></text:span><text:span text:style-name="Source_20_Text"><text:span text:style-name="T178">= Infinity</text:span></text:span><text:span text:style-name="Source_20_Text"><text:span text:style-name="T174">]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85">arrayRepeat(value[,n </text:span></text:span><text:span text:style-name="Source_20_Text"><text:span text:style-name="T179">= 100</text:span></text:span><text:span text:style-name="Source_20_Text"><text:span text:style-name="T85">]);</text:span></text:span></text:p>
            <text:p text:style-name="P61"><text:span text:style-name="Source_20_Text"><text:span text:style-name="T85">iterRepeat(value[,n </text:span></text:span><text:span text:style-name="Source_20_Text"><text:span text:style-name="T178">= Infinity</text:span></text:span><text:span text:style-name="Source_20_Text"><text:span text:style-name="T85">]);</text:span></text:span></text:p>
            <text:p text:style-name="P64"><text:span text:style-name="Source_20_Text"><text:span text:style-name="T180"/></text:span></text:p>
            <text:p text:style-name="P64"><text:span text:style-name="Source_20_Text"><text:span text:style-name="T180">unique(iterator[,resolver]);</text:span></text:span></text:p>
            <text:p text:style-name="P64"><text:span text:style-name="Source_20_Text"><text:span text:style-name="T174">slice(i</text:span></text:span><text:span text:style-name="Source_20_Text"><text:span text:style-name="T175">terator</text:span></text:span><text:span text:style-name="Source_20_Text"><text:span text:style-name="T174">[,begin=0[,end = Infinity]]);</text:span></text:span></text:p>
            <text:p text:style-name="P62"><text:span text:style-name="Source_20_Text"><text:span text:style-name="T174">withOut(i</text:span></text:span><text:span text:style-name="Source_20_Text"><text:span text:style-name="T175">terator</text:span></text:span><text:span text:style-name="Source_20_Text"><text:span text:style-name="T174">,filter</text:span></text:span><text:span text:style-name="Source_20_Text"><text:span text:style-name="T175">Iterator</text:span></text:span><text:span text:style-name="Source_20_Text"><text:span text:style-name="T174">);</text:span></text:span></text:p>
            <text:p text:style-name="P65"><text:span text:style-name="Source_20_Text"><text:span text:style-name="T85">reduce(i</text:span></text:span><text:span text:style-name="Source_20_Text"><text:span text:style-name="T175">terator</text:span></text:span><text:span text:style-name="Source_20_Text"><text:span text:style-name="T85">,callback[,initialvalue]);</text:span></text:span></text:p>
            <text:p text:style-name="P65"><text:span text:style-name="Source_20_Text"><text:span text:style-name="T181">count</text:span></text:span><text:span text:style-name="Source_20_Text"><text:span text:style-name="T85">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/></text:span></text:p>
            <text:p text:style-name="P65"><text:span text:style-name="Source_20_Text"><text:span text:style-name="T85">take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/text:p>
            <text:p text:style-name="P65"><text:span text:style-name="Source_20_Text"><text:span text:style-name="T85">take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takeRight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/text:p>
            <text:p text:style-name="P65"><text:span text:style-name="Source_20_Text"><text:span text:style-name="T85">takeRight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drop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text:span text:style-name="Source_20_Text"><text:span text:style-name="T183"> </text:span></text:span></text:p>
            <text:p text:style-name="P65"><text:span text:style-name="Source_20_Text"><text:span text:style-name="T85">drop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dropRight(i</text:span></text:span><text:span text:style-name="Source_20_Text"><text:span text:style-name="T175">terator</text:span></text:span><text:span text:style-name="Source_20_Text"><text:span text:style-name="T85">[,n </text:span></text:span><text:span text:style-name="Source_20_Text"><text:span text:style-name="T182">= 1</text:span></text:span><text:span text:style-name="Source_20_Text"><text:span text:style-name="T85">]);</text:span></text:span></text:p>
            <text:p text:style-name="P65"><text:span text:style-name="Source_20_Text"><text:span text:style-name="T85">dropRightWhile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/></text:span></text:p>
            <text:p text:style-name="P66"><text:span text:style-name="Source_20_Text"><text:span text:style-name="T85">isSuperset(superCollection,subCollection);</text:span></text:span></text:p>
            <text:p text:style-name="P65"><text:span text:style-name="Source_20_Text"><text:span text:style-name="T85">setDifference(</text:span></text:span><text:span text:style-name="Source_20_Text"><text:span text:style-name="T184">set1,set2</text:span></text:span><text:span text:style-name="Source_20_Text"><text:span text:style-name="T85">);</text:span></text:span></text:p>
            <text:p text:style-name="P66"><text:span text:style-name="Source_20_Text"><text:span text:style-name="T85">setIntersection(</text:span></text:span><text:span text:style-name="Source_20_Text"><text:span text:style-name="T184">set1,set2</text:span></text:span><text:span text:style-name="Source_20_Text"><text:span text:style-name="T85">);</text:span></text:span></text:p>
            <text:p text:style-name="P66"><text:span text:style-name="Source_20_Text"><text:span text:style-name="T85">setSymmetricDifference(</text:span></text:span><text:span text:style-name="Source_20_Text"><text:span text:style-name="T184">set1,set2</text:span></text:span><text:span text:style-name="Source_20_Text"><text:span text:style-name="T85">);</text:span></text:span></text:p>
            <text:p text:style-name="P66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62"><text:span text:style-name="Source_20_Text"><text:span text:style-name="T185">forEach</text:span></text:span><text:span text:style-name="Source_20_Text"><text:span text:style-name="T174">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67"><text:span text:style-name="Source_20_Text"><text:span text:style-name="T186">map(i</text:span></text:span><text:span text:style-name="Source_20_Text"><text:span text:style-name="T187">terator</text:span></text:span><text:span text:style-name="Source_20_Text"><text:span text:style-name="T186">,callback);</text:span></text:span></text:p>
            <text:p text:style-name="P65"><text:span text:style-name="Source_20_Text"><text:span text:style-name="T174">enumerate(i</text:span></text:span><text:span text:style-name="Source_20_Text"><text:span text:style-name="T175">terator</text:span></text:span><text:span text:style-name="Source_20_Text"><text:span text:style-name="T174">[,offset = 0]);</text:span></text:span></text:p>
            <text:p text:style-name="P65"><text:span text:style-name="Source_20_Text"><text:span text:style-name="T85">size(i</text:span></text:span><text:span text:style-name="Source_20_Text"><text:span text:style-name="T175">terator</text:span></text:span><text:span text:style-name="Source_20_Text"><text:span text:style-name="T85">);</text:span></text:span></text:p>
            <text:p text:style-name="P68"><text:span text:style-name="Source_20_Text"><text:span text:style-name="T188"/></text:span></text:p>
            <text:p text:style-name="P65"><text:span text:style-name="Source_20_Text"><text:span text:style-name="T85">every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/text:p>
            <text:p text:style-name="P65"><text:span text:style-name="Source_20_Text"><text:span text:style-name="T85">some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text:span text:style-name="Source_20_Text"><text:span text:style-name="T190"> </text:span></text:span></text:p>
            <text:p text:style-name="P65"><text:span text:style-name="Source_20_Text"><text:span text:style-name="T174">none(i</text:span></text:span><text:span text:style-name="Source_20_Text"><text:span text:style-name="T175">terator</text:span></text:span><text:span text:style-name="Source_20_Text"><text:span text:style-name="T174">,c</text:span></text:span><text:span text:style-name="Source_20_Text"><text:span text:style-name="T189">allback</text:span></text:span><text:span text:style-name="Source_20_Text"><text:span text:style-name="T174">);</text:span></text:span></text:p>
            <text:p text:style-name="P65"><text:span text:style-name="Source_20_Text"><text:span text:style-name="T174"/></text:span></text:p>
            <text:p text:style-name="P65"><text:span text:style-name="Source_20_Text"><text:span text:style-name="T85">includes(</text:span></text:span><text:span text:style-name="Source_20_Text"><text:span text:style-name="T191">collection</text:span></text:span><text:span text:style-name="Source_20_Text"><text:span text:style-name="T85">,</text:span></text:span><text:span text:style-name="Source_20_Text"><text:span text:style-name="T192">value</text:span></text:span><text:span text:style-name="Source_20_Text"><text:span text:style-name="T191">[,comparator]</text:span></text:span><text:span text:style-name="Source_20_Text"><text:span text:style-name="T85">);</text:span></text:span></text:p>
            <text:p text:style-name="P65"><text:span text:style-name="Source_20_Text"><text:span text:style-name="T85">find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/text:p>
            <text:p text:style-name="P65"><text:span text:style-name="Source_20_Text"><text:span text:style-name="T85">findLast(i</text:span></text:span><text:span text:style-name="Source_20_Text"><text:span text:style-name="T175">terator</text:span></text:span><text:span text:style-name="Source_20_Text"><text:span text:style-name="T85">,callback);</text:span></text:span></text:p>
            <text:p text:style-name="P65"><text:span text:style-name="Source_20_Text"><text:span text:style-name="T85">filter(i</text:span></text:span><text:span text:style-name="Source_20_Text"><text:span text:style-name="T175">terator</text:span></text:span><text:span text:style-name="Source_20_Text"><text:span text:style-name="T85">,c</text:span></text:span><text:span text:style-name="Source_20_Text"><text:span text:style-name="T189">allback</text:span></text:span><text:span text:style-name="Source_20_Text"><text:span text:style-name="T85">);</text:span></text:span></text:p>
            <text:p text:style-name="P65"><text:span text:style-name="Source_20_Text"><text:span text:style-name="T193">reject(i</text:span></text:span><text:span text:style-name="Source_20_Text"><text:span text:style-name="T175">terator</text:span></text:span><text:span text:style-name="Source_20_Text"><text:span text:style-name="T193">,c</text:span></text:span><text:span text:style-name="Source_20_Text"><text:span text:style-name="T189">allback</text:span></text:span><text:span text:style-name="Source_20_Text"><text:span text:style-name="T193">);</text:span></text:span></text:p>
            <text:p text:style-name="P62"><text:span text:style-name="Source_20_Text"><text:span text:style-name="T194">p</text:span></text:span><text:span text:style-name="Source_20_Text"><text:span text:style-name="T195">artition(i</text:span></text:span><text:span text:style-name="Source_20_Text"><text:span text:style-name="T196">terator</text:span></text:span><text:span text:style-name="Source_20_Text"><text:span text:style-name="T195">,c</text:span></text:span><text:span text:style-name="Source_20_Text"><text:span text:style-name="T197">a</text:span></text:span><text:span text:style-name="Source_20_Text"><text:span text:style-name="T198">llb</text:span></text:span><text:span text:style-name="Source_20_Text"><text:span text:style-name="T197">a</text:span></text:span><text:span text:style-name="Source_20_Text"><text:span text:style-name="T198">ck</text:span></text:span><text:span text:style-name="Source_20_Text"><text:span text:style-name="T195">);</text:span></text:span></text:p>
            <text:p text:style-name="P69"><text:span text:style-name="Source_20_Text"><text:span text:style-name="T199"/></text:span></text:p>
            <text:p text:style-name="P62"><text:span text:style-name="Source_20_Text"><text:span text:style-name="T85">zip(i</text:span></text:span><text:span text:style-name="Source_20_Text"><text:span text:style-name="T175">terator1</text:span></text:span><text:span text:style-name="Source_20_Text"><text:span text:style-name="T85">[,</text:span></text:span><text:span text:style-name="Source_20_Text"><text:span text:style-name="T175">iteratorN</text:span></text:span><text:span text:style-name="Source_20_Text"><text:span text:style-name="T85">]);</text:span></text:span></text:p>
            <text:p text:style-name="P70"><text:span text:style-name="Source_20_Text"><text:span text:style-name="T200">unzip(i</text:span></text:span><text:span text:style-name="Source_20_Text"><text:span text:style-name="T196">terator</text:span></text:span><text:span text:style-name="Source_20_Text"><text:span text:style-name="T200">);</text:span></text:span></text:p>
            <text:p text:style-name="P70"><text:span text:style-name="Source_20_Text"><text:span text:style-name="T200">zipObj(i</text:span></text:span><text:span text:style-name="Source_20_Text"><text:span text:style-name="T196">terator1</text:span></text:span><text:span text:style-name="Source_20_Text"><text:span text:style-name="T200">,i</text:span></text:span><text:span text:style-name="Source_20_Text"><text:span text:style-name="T196">terator1</text:span></text:span><text:span text:style-name="Source_20_Text"><text:span text:style-name="T200">);</text:span></text:span></text:p>
            <text:p text:style-name="P65"><text:span text:style-name="Source_20_Text"><text:span text:style-name="T199">shuffle(i</text:span></text:span><text:span text:style-name="Source_20_Text"><text:span text:style-name="T175">terator</text:span></text:span><text:span text:style-name="Source_20_Text"><text:span text:style-name="T199">);</text:span></text:span></text:p>
            <text:p text:style-name="P65"><text:span text:style-name="Source_20_Text"><text:span text:style-name="T199"/></text:span></text:p>
            <text:p text:style-name="P71"><text:span text:style-name="Source_20_Text"><text:span text:style-name="T85">min(v</text:span></text:span><text:span text:style-name="Source_20_Text"><text:span text:style-name="T201">alue1[,valueN]</text:span></text:span><text:span text:style-name="Source_20_Text"><text:span text:style-name="T85">);</text:span></text:span></text:p>
            <text:p text:style-name="P72"><text:span text:style-name="Source_20_Text"><text:span text:style-name="T202">max(v</text:span></text:span><text:span text:style-name="Source_20_Text"><text:span text:style-name="T203">alue1[,valueN]</text:span></text:span><text:span text:style-name="Source_20_Text"><text:span text:style-name="T202">);</text:span></text:span></text:p>
            <text:p text:style-name="P65"><text:span text:style-name="Source_20_Text"><text:span text:style-name="T204">sort(i</text:span></text:span><text:span text:style-name="Source_20_Text"><text:span text:style-name="T175">terator</text:span></text:span><text:span text:style-name="Source_20_Text"><text:span text:style-name="T205">[</text:span></text:span><text:span text:style-name="Source_20_Text"><text:span text:style-name="T204">,number</text:span></text:span><text:span text:style-name="Source_20_Text"><text:span text:style-name="T206">s = false</text:span></text:span><text:span text:style-name="Source_20_Text"><text:span text:style-name="T205">]</text:span></text:span><text:span text:style-name="Source_20_Text"><text:span text:style-name="T204">);</text:span></text:span></text:p>
            <text:p text:style-name="P65"><text:span text:style-name="Source_20_Text"><text:span text:style-name="T199">reverse(i</text:span></text:span><text:span text:style-name="Source_20_Text"><text:span text:style-name="T175">terator</text:span></text:span><text:span text:style-name="Source_20_Text"><text:span text:style-name="T199">);</text:span></text:span></text:p>
            <text:p text:style-name="P71"><text:span text:style-name="Source_20_Text"><text:span text:style-name="T85"/></text:span></text:p>
            <text:p text:style-name="P62"><text:span text:style-name="Source_20_Text"><text:span text:style-name="T85">item(i</text:span></text:span><text:span text:style-name="Source_20_Text"><text:span text:style-name="T175">terator</text:span></text:span><text:span text:style-name="Source_20_Text"><text:span text:style-name="T85">,index);</text:span></text:span></text:p>
            <text:p text:style-name="P62"><text:span text:style-name="Source_20_Text"><text:span text:style-name="T207">nth(i</text:span></text:span><text:span text:style-name="Source_20_Text"><text:span text:style-name="T175">terator</text:span></text:span><text:span text:style-name="Source_20_Text"><text:span text:style-name="T207">,index);</text:span></text:span></text:p>
            <text:p text:style-name="P65"><text:span text:style-name="Source_20_Text"><text:span text:style-name="T85">first(i</text:span></text:span><text:span text:style-name="Source_20_Text"><text:span text:style-name="T175">terator</text:span></text:span><text:span text:style-name="Source_20_Text"><text:span text:style-name="T85">);</text:span></text:span></text:p>
            <text:p text:style-name="P65"><text:span text:style-name="Source_20_Text"><text:span text:style-name="T208">head(i</text:span></text:span><text:span text:style-name="Source_20_Text"><text:span text:style-name="T196">terator</text:span></text:span><text:span text:style-name="Source_20_Text"><text:span text:style-name="T208">);</text:span></text:span></text:p>
            <text:p text:style-name="P73"><text:span text:style-name="Source_20_Text"><text:span text:style-name="T163">last(i</text:span></text:span><text:span text:style-name="Source_20_Text"><text:span text:style-name="T187">terator</text:span></text:span><text:span text:style-name="Source_20_Text"><text:span text:style-name="T163">);</text:span></text:span></text:p>
            <text:p text:style-name="P74">initial(i<text:span text:style-name="Source_20_Text"><text:span text:style-name="T209">terator</text:span></text:span>);</text:p>
            <text:p text:style-name="P65"><text:span text:style-name="Source_20_Text"><text:span text:style-name="T85">tail(i</text:span></text:span><text:span text:style-name="Source_20_Text"><text:span text:style-name="T175">terator</text:span></text:span><text:span text:style-name="Source_20_Text"><text:span text:style-name="T85">);</text:span></text:span></text:p>
            <text:p text:style-name="P65"><text:span text:style-name="Source_20_Text"><text:span text:style-name="T85"/></text:span></text:p>
            <text:p text:style-name="P65"><text:span text:style-name="Source_20_Text"><text:span text:style-name="T210">flat(i</text:span></text:span><text:span text:style-name="Source_20_Text"><text:span text:style-name="T175">terator</text:span></text:span><text:span text:style-name="Source_20_Text"><text:span text:style-name="T210">);</text:span></text:span></text:p>
            <text:p text:style-name="P65"><text:span text:style-name="Source_20_Text"><text:span text:style-name="T85">concat(i</text:span></text:span><text:span text:style-name="Source_20_Text"><text:span text:style-name="T175">terator1</text:span></text:span><text:span text:style-name="Source_20_Text"><text:span text:style-name="T85">[,</text:span></text:span><text:span text:style-name="Source_20_Text"><text:span text:style-name="T175">iteratorN</text:span></text:span><text:span text:style-name="Source_20_Text"><text:span text:style-name="T85">]);</text:span></text:span></text:p>
            <text:p text:style-name="P65"><text:span text:style-name="Source_20_Text"><text:span text:style-name="T174">join(i</text:span></text:span><text:span text:style-name="Source_20_Text"><text:span text:style-name="T175">terator</text:span></text:span><text:span text:style-name="Source_20_Text"><text:span text:style-name="T174">[,separator </text:span></text:span><text:span text:style-name="Source_20_Text"><text:span text:style-name="T211">= ","</text:span></text:span><text:span text:style-name="Source_20_Text"><text:span text:style-name="T174">]);</text:span></text:span></text:p>
          </table:table-cell>
          <table:table-cell table:style-name="Table4.C2" office:value-type="string">
            <text:p text:style-name="P75"><text:span text:style-name="Source_20_Text"><text:span text:style-name="T85"/></text:span></text:p>
            <text:p text:style-name="P76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63">Array.fromAsync(); </text:span></text:span></text:a></text:p>
            <text:p text:style-name="P76"><text:span text:style-name="Source_20_Text"><text:span text:style-name="T16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12">Array.prototype.toReversed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63">Array.prototype.toSorted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63">Array.prototype.toSpliced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63">Array.prototype.with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API/Crypto/randomUUID" text:style-name="Internet_20_link" text:visited-style-name="Visited_20_Internet_20_Link"><text:span text:style-name="Source_20_Text"><text:span text:style-name="T163">crypto.randomUUID();</text:span></text:span></text:a></text:p>
            <text:p text:style-name="P77"><text:span text:style-name="Source_20_Text"><text:span text:style-name="T85"/></text:span></text:p>
            <text:p text:style-name="P78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13">Error.isError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63">globalThis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63">Map.groupBy();</text:span></text:span></text:a></text:p>
            <text:p text:style-name="P79"><text:span text:style-name="Source_20_Text"><text:span text:style-name="T85"/></text:span></text:p>
            <text:p text:style-name="P79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63">Math.sumPrecise();</text:span></text:span></text:a></text:p>
            <text:p text:style-name="P79"><text:span text:style-name="Source_20_Text"><text:span text:style-name="T85"/></text:span></text:p>
            <text:p text:style-name="P77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14">Object.groupBy();</text:span></text:span></text:a></text:p>
            <text:p text:style-name="P77"><text:span text:style-name="Source_20_Text"><text:span text:style-name="T215"/></text:span></text:p>
            <text:p text:style-name="P77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63">Object</text:span></text:span><text:span text:style-name="Source_20_Text"><text:span text:style-name="T216">.</text:span></text:span><text:span text:style-name="Source_20_Text"><text:span text:style-name="T217">hasOwn();</text:span></text:span></text:a></text:p>
            <text:p text:style-name="P77"><text:span text:style-name="Source_20_Text"><text:span text:style-name="T85"/></text:span></text:p>
            <text:p text:style-name="P80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8">TypedArray.prototype.toReversed();</text:span></text:span></text:a><text:span text:style-name="T163"/></text:p>
            <text:p text:style-name="P80"><text:span text:style-name="Source_20_Text"><text:span text:style-name="T188"/></text:span></text:p>
            <text:p text:style-name="P80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8">TypedArray.prototype.toSorted();</text:span></text:span></text:a></text:p>
            <text:p text:style-name="P80"><text:span text:style-name="Source_20_Text"><text:span text:style-name="T188"/></text:span></text:p>
            <text:p text:style-name="P80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8">TypedArray.prototype.with();</text:span></text:span></text:a></text:p>
            <text:p text:style-name="P80"><text:span text:style-name="Source_20_Text"><text:span text:style-name="T188"/></text:span></text:p>
            <text:p text:style-name="P81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9">globalThis.AsyncFunction();</text:span></text:span></text:a></text:p>
            <text:p text:style-name="P81"><text:span text:style-name="Source_20_Text"><text:span text:style-name="T219"/></text:span></text:p>
            <text:p text:style-name="P81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20">global</text:span></text:span><text:span text:style-name="Source_20_Text"><text:span text:style-name="T221">this</text:span></text:span><text:span text:style-name="Source_20_Text"><text:span text:style-name="T219">.AsyncGeneratorFunction();</text:span></text:span></text:a></text:p>
            <text:p text:style-name="P82"/>
            <text:p text:style-name="P83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9">globalThis.GeneratorFunction();</text:span></text:span></text:a></text:p>
            <text:p text:style-name="P80"><text:span text:style-name="Source_20_Text"><text:span text:style-name="T85"/></text:span></text:p>
          </table:table-cell>
        </table:table-row>
      </table:table>
      <text:p text:style-name="P84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5">Legacy AJAX API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6"><text:span text:style-name="Source_20_Text"><text:span text:style-name="T12"/></text:span></text:p>
            <text:p text:style-name="P86"><text:span text:style-name="Source_20_Text"><text:span text:style-name="T12">getText(url,success);</text:span></text:span></text:p>
            <text:p text:style-name="P86"><text:span text:style-name="Source_20_Text"><text:span text:style-name="T12"/></text:span></text:p>
            <text:p text:style-name="P86"><text:span text:style-name="Source_20_Text"><text:span text:style-name="T12">getJson(url,success);</text:span></text:span></text:p>
            <text:p text:style-name="P86"><text:span text:style-name="Source_20_Text"><text:span text:style-name="T148"/></text:span></text:p>
            <text:p text:style-name="P86"><text:span text:style-name="Source_20_Text"><text:span text:style-name="T148">ajax(Options obje</text:span></text:span><text:span text:style-name="Source_20_Text"><text:span text:style-name="T222">ct</text:span></text:span><text:span text:style-name="Source_20_Text"><text:span text:style-name="T148">);</text:span></text:span></text:p>
            <text:p text:style-name="P86"><text:span text:style-name="Source_20_Text"><text:span text:style-name="T148"/></text:span></text:p>
          </table:table-cell>
          <table:table-cell table:style-name="Table2.B2" office:value-type="string">
            <text:p text:style-name="P86"><text:span text:style-name="Source_20_Text"><text:span text:style-name="T223"/></text:span></text:p>
            <text:p text:style-name="P86"><text:span text:style-name="Source_20_Text"><text:span text:style-name="T223">Options object properties (* = default value):</text:span></text:span><text:span text:style-name="Source_20_Text"><text:span text:style-name="T109"> </text:span></text:span></text:p>
            <text:p text:style-name="P86"><text:span text:style-name="Source_20_Text"><text:span text:style-name="T10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7"><text:span text:style-name="Source_20_Text"><text:span text:style-name="T224">Property</text:span></text:span></text:p>
                </table:table-cell>
                <table:table-cell table:style-name="Table6.B1" office:value-type="string">
                  <text:p text:style-name="P88"><text:span text:style-name="T225">V</text:span>alue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url</text:span></text:span></text:p>
                </table:table-cell>
                <table:table-cell table:style-name="Table6.B2" office:value-type="string">
                  <text:p text:style-name="P87"><text:span text:style-name="Source_20_Text"><text:span text:style-name="T22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data</text:span></text:span></text:p>
                </table:table-cell>
                <table:table-cell table:style-name="Table6.B3" office:value-type="string">
                  <text:p text:style-name="P87"><text:span text:style-name="Source_20_Text"><text:span text:style-name="T22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queryType</text:span></text:span></text:p>
                </table:table-cell>
                <table:table-cell table:style-name="Table6.B4" office:value-type="string">
                  <text:p text:style-name="P87"><text:span text:style-name="Source_20_Text"><text:span text:style-name="T227">*</text:span></text:span><text:span text:style-name="Source_20_Text"><text:span text:style-name="T226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type</text:span></text:span></text:p>
                </table:table-cell>
                <table:table-cell table:style-name="Table6.B5" office:value-type="string">
                  <text:p text:style-name="P87"><text:span text:style-name="Source_20_Text"><text:span text:style-name="T227">*</text:span></text:span><text:span text:style-name="Source_20_Text"><text:span text:style-name="T226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success</text:span></text:span></text:p>
                </table:table-cell>
                <table:table-cell table:style-name="Table6.B6" office:value-type="string">
                  <text:p text:style-name="P87"><text:span text:style-name="Source_20_Text"><text:span text:style-name="T22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error</text:span></text:span></text:p>
                </table:table-cell>
                <table:table-cell table:style-name="Table6.B7" office:value-type="string">
                  <text:p text:style-name="P87"><text:span text:style-name="Source_20_Text"><text:span text:style-name="T22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format</text:span></text:span></text:p>
                </table:table-cell>
                <table:table-cell table:style-name="Table6.B8" office:value-type="string">
                  <text:p text:style-name="P87"><text:span text:style-name="Source_20_Text"><text:span text:style-name="T227">*</text:span></text:span><text:span text:style-name="Source_20_Text"><text:span text:style-name="T226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user</text:span></text:span></text:p>
                </table:table-cell>
                <table:table-cell table:style-name="Table6.B9" office:value-type="string">
                  <text:p text:style-name="P87"><text:span text:style-name="Source_20_Text"><text:span text:style-name="T226">string</text:span></text:span></text:p>
                </table:table-cell>
              </table:table-row>
              <table:table-row>
                <table:table-cell table:style-name="Table6.A2" office:value-type="string">
                  <text:p text:style-name="P87"><text:span text:style-name="Source_20_Text"><text:span text:style-name="T109">password</text:span></text:span></text:p>
                </table:table-cell>
                <table:table-cell table:style-name="Table6.B10" office:value-type="string">
                  <text:p text:style-name="P87"><text:span text:style-name="Source_20_Text"><text:span text:style-name="T226">string</text:span></text:span></text:p>
                </table:table-cell>
              </table:table-row>
            </table:table>
            <text:p text:style-name="P86"><text:span text:style-name="Source_20_Text"><text:span text:style-name="T228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9"><text:span text:style-name="Source_20_Text"><text:span text:style-name="T229">Cookie </text:span></text:span><text:span text:style-name="Source_20_Text"><text:span text:style-name="T230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90"><text:span text:style-name="Source_20_Text"><text:span text:style-name="T12"/></text:span></text:p>
            <text:p text:style-name="P90"><text:span text:style-name="Source_20_Text"><text:span text:style-name="T12">getCookie([name]);</text:span></text:span></text:p>
            <text:p text:style-name="P90"><text:span text:style-name="Source_20_Text"><text:span text:style-name="T12"/></text:span></text:p>
            <text:p text:style-name="P90"><text:span text:style-name="Source_20_Text"><text:span text:style-name="T13">h</text:span></text:span><text:span text:style-name="Source_20_Text"><text:span text:style-name="T12">asCookie(name);</text:span></text:span></text:p>
            <text:p text:style-name="P91"><text:span text:style-name="Source_20_Text"><text:span text:style-name="T12"/></text:span></text:p>
            <text:p text:style-name="P92"><text:span text:style-name="Source_20_Text"><text:span text:style-name="T12">setCookie</text:span></text:span><text:span text:style-name="Source_20_Text"><text:span text:style-name="T231">(Options obje</text:span></text:span><text:span text:style-name="Source_20_Text"><text:span text:style-name="T222">ct: </text:span></text:span><text:span text:style-name="Source_20_Text"><text:span text:style-name="T232">properties are the same as the parameters</text:span></text:span><text:span text:style-name="Source_20_Text"><text:span text:style-name="T231">);</text:span></text:span></text:p>
            <text:p text:style-name="P91"><text:span text:style-name="Source_20_Text"><text:span text:style-name="T12">setCookie(name,value[,hours</text:span></text:span><text:span text:style-name="Source_20_Text"><text:span text:style-name="T231">=8760</text:span></text:span><text:span text:style-name="Source_20_Text"><text:span text:style-name="T12">[,path</text:span></text:span><text:span text:style-name="Source_20_Text"><text:span text:style-name="T231">="/"</text:span></text:span><text:span text:style-name="Source_20_Text"><text:span text:style-name="T12">[,domain[,secure[,SameSite</text:span></text:span><text:span text:style-name="Source_20_Text"><text:span text:style-name="T231">=</text:span></text:span><text:span text:style-name="Source_20_Text"><text:span text:style-name="T233">"Lax"</text:span></text:span><text:span text:style-name="Source_20_Text"><text:span text:style-name="T12">[,HttpOnly]]]]]]);</text:span></text:span></text:p>
            <text:p text:style-name="P93"><text:span text:style-name="Source_20_Text"><text:span text:style-name="T12"/></text:span></text:p>
            <text:p text:style-name="P94"><text:span text:style-name="Source_20_Text"><text:span text:style-name="T12">removeCookie</text:span></text:span><text:span text:style-name="Source_20_Text"><text:span text:style-name="T231">(Options obje</text:span></text:span><text:span text:style-name="Source_20_Text"><text:span text:style-name="T222">ct: </text:span></text:span><text:span text:style-name="Source_20_Text"><text:span text:style-name="T232">properties are the same as the parameters</text:span></text:span><text:span text:style-name="Source_20_Text"><text:span text:style-name="T231">);</text:span></text:span></text:p>
            <text:p text:style-name="P95"><text:span text:style-name="Source_20_Text"><text:span text:style-name="T12">removeCookie(name[,path</text:span></text:span><text:span text:style-name="Source_20_Text"><text:span text:style-name="T231">="/"</text:span></text:span><text:span text:style-name="Source_20_Text"><text:span text:style-name="T12">[,domain[,secure[,SameSite</text:span></text:span><text:span text:style-name="Source_20_Text"><text:span text:style-name="T231">=</text:span></text:span><text:span text:style-name="Source_20_Text"><text:span text:style-name="T233">"Lax"</text:span></text:span><text:span text:style-name="Source_20_Text"><text:span text:style-name="T12">[,HttpOnly]]]]]);</text:span></text:span></text:p>
            <text:p text:style-name="P95"><text:span text:style-name="Source_20_Text"><text:span text:style-name="T12"/></text:span></text:p>
            <text:p text:style-name="P90"><text:span text:style-name="Source_20_Text"><text:span text:style-name="T12">clearCookies</text:span></text:span><text:span text:style-name="Source_20_Text"><text:span text:style-name="T231">(Options obje</text:span></text:span><text:span text:style-name="Source_20_Text"><text:span text:style-name="T222">ct: </text:span></text:span><text:span text:style-name="Source_20_Text"><text:span text:style-name="T232">properties are the same as the parameters</text:span></text:span><text:span text:style-name="Source_20_Text"><text:span text:style-name="T231">);</text:span></text:span></text:p>
            <text:p text:style-name="P96"><text:span text:style-name="Source_20_Text"><text:span text:style-name="T12">clearCookies([path</text:span></text:span><text:span text:style-name="Source_20_Text"><text:span text:style-name="T231">="/"</text:span></text:span><text:span text:style-name="Source_20_Text"><text:span text:style-name="T12">[,domain[,</text:span></text:span><text:span text:style-name="Source_20_Text"><text:span text:style-name="T234">sec</text:span></text:span><text:span text:style-name="Source_20_Text"><text:span text:style-name="T12">[,SameSite</text:span></text:span><text:span text:style-name="Source_20_Text"><text:span text:style-name="T231">=</text:span></text:span><text:span text:style-name="Source_20_Text"><text:span text:style-name="T233">"Lax"</text:span></text:span><text:span text:style-name="Source_20_Text"><text:span text:style-name="T12">[,HttpOnly]]]]]);</text:span></text:span></text:p>
            <text:p text:style-name="P96"><text:span text:style-name="Source_20_Text"><text:span text:style-name="T12"/></text:span></text:p>
          </table:table-cell>
          <table:covered-table-cell/>
        </table:table-row>
      </table:table>
      <text:p text:style-name="P97"/>
      <text:p text:style-name="P97"/>
      <text:p text:style-name="P9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8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9"><text:span text:style-name="T235">Celestra for </text:span><text:span text:style-name="T236">browser</text:span><text:span text:style-name="T235">: </text:span><text:span text:style-name="T237">celestra.</text:span><text:span text:style-name="T238">browser</text:span><text:span text:style-name="T239">.</text:span><text:span text:style-name="T237">js</text:span></text:p>
          </table:table-cell>
          <table:table-cell table:style-name="Table8.B2" table:number-columns-spanned="3" office:value-type="string">
            <text:p text:style-name="P100"><text:span text:style-name="T235">Celestra for Node.js </text:span><text:span text:style-name="T240">and Deno</text:span><text:span text:style-name="T235">: </text:span><text:span text:style-name="T241">celestra.</text:span><text:span text:style-name="T239">node.</text:span><text:span text:style-name="T242">m</text:span><text:span text:style-name="T241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101"/>
            <text:p text:style-name="P102">&lt;script type="module"&gt;</text:p>
            <text:p text:style-name="P103">// import the defaultExport object</text:p>
            <text:p text:style-name="P104">import defaultExport from "./celestra.browser.js";</text:p>
            <text:p text:style-name="P104">globalThis.celestra = defaultExport;</text:p>
            <text:p text:style-name="P104">globalThis.CEL = defaultExport;</text:p>
            <text:p text:style-name="P102">&lt;/script&gt;</text:p>
            <text:p text:style-name="P104"/>
            <text:p text:style-name="P102">&lt;script type="module"&gt;</text:p>
            <text:p text:style-name="P103">// import with default with name</text:p>
            <text:p text:style-name="P104">import { default as celestra } from "./celestra.browser.js";</text:p>
            <text:p text:style-name="P104">globalThis.celestra = celestra;</text:p>
            <text:p text:style-name="P104">globalThis.CEL = celestra;</text:p>
            <text:p text:style-name="P102">&lt;/script&gt;</text:p>
            <text:p text:style-name="P104"/>
            <text:p text:style-name="P102">&lt;script type="module"&gt;</text:p>
            <text:p text:style-name="P103">// import all into a new celestra object</text:p>
            <text:p text:style-name="P104">import * as celestra from "./celestra.browser.js";</text:p>
            <text:p text:style-name="P104">globalThis.celestra = celestra;</text:p>
            <text:p text:style-name="P104">globalThis.CEL = celestra;</text:p>
            <text:p text:style-name="P102">&lt;/script&gt;</text:p>
            <text:p text:style-name="P104"/>
            <text:p text:style-name="P102">&lt;script type="module"&gt;</text:p>
            <text:p text:style-name="P103">// import some functions</text:p>
            <text:p text:style-name="P104">import { first, assert } from "./celestra.browser.js";</text:p>
            <text:p text:style-name="P104">globalThis.first = first;</text:p>
            <text:p text:style-name="P104">globalThis.assert = assert;</text:p>
            <text:p text:style-name="P102">&lt;/script&gt;</text:p>
            <text:p text:style-name="P102"/>
            <text:p text:style-name="P102">&lt;script type="module"&gt;</text:p>
            <text:p text:style-name="P104">// dynamic import</text:p>
            <text:p text:style-name="P104">const celestra = await import("./celestra.browser.js");</text:p>
            <text:p text:style-name="P104">globalThis.celestra = celestra;</text:p>
            <text:p text:style-name="P104">globalThis.CEL = celestra;</text:p>
            <text:p text:style-name="P102">&lt;/script&gt;</text:p>
          </table:table-cell>
          <table:table-cell table:style-name="Table8.B3" table:number-columns-spanned="3" office:value-type="string">
            <text:p text:style-name="P105"/>
            <text:p text:style-name="P105">// import the defaultExport object</text:p>
            <text:p text:style-name="P106"/>
            <text:p text:style-name="P107">import defaultExport from "./celestra.<text:span text:style-name="T243">node</text:span>.<text:span text:style-name="T243">m</text:span>js";</text:p>
            <text:p text:style-name="P107">globalThis.celestra = defaultExport;</text:p>
            <text:p text:style-name="P107">globalThis.CEL = defaultExport;</text:p>
            <text:p text:style-name="P107"/>
            <text:p text:style-name="P108">// import with default with name</text:p>
            <text:p text:style-name="P107"/>
            <text:p text:style-name="P107">import { default as celestra } from "./celestra.<text:span text:style-name="T243">node</text:span>.<text:span text:style-name="T243">m</text:span>js";</text:p>
            <text:p text:style-name="P107">globalThis.celestra = celestra;</text:p>
            <text:p text:style-name="P107">globalThis.CEL = celestra;</text:p>
            <text:p text:style-name="P107"/>
            <text:p text:style-name="P108">// import all into a new celestra object</text:p>
            <text:p text:style-name="P107"/>
            <text:p text:style-name="P107">import * as celestra from "./celestra.<text:span text:style-name="T243">node</text:span>.<text:span text:style-name="T243">m</text:span>js";</text:p>
            <text:p text:style-name="P107">globalThis.celestra = celestra;</text:p>
            <text:p text:style-name="P107">globalThis.CEL = celestra;</text:p>
            <text:p text:style-name="P107"/>
            <text:p text:style-name="P108">// import some functions</text:p>
            <text:p text:style-name="P107"/>
            <text:p text:style-name="P107">import { first, <text:span text:style-name="T244">assert</text:span> } from "./celestra.<text:span text:style-name="T243">node</text:span>.<text:span text:style-name="T243">m</text:span>js";</text:p>
            <text:p text:style-name="P107">globalThis.first = first;</text:p>
            <text:p text:style-name="P109"><text:span text:style-name="Source_20_Text"><text:span text:style-name="T245">globalThis.</text:span></text:span><text:span text:style-name="Source_20_Text"><text:span text:style-name="T246">assert</text:span></text:span><text:span text:style-name="Source_20_Text"><text:span text:style-name="T245"> = </text:span></text:span><text:span text:style-name="Source_20_Text"><text:span text:style-name="T246">assert</text:span></text:span><text:span text:style-name="Source_20_Text"><text:span text:style-name="T245">;<text:line-break/><text:line-break/></text:span></text:span><text:span text:style-name="Source_20_Text"><text:span text:style-name="T247">// </text:span></text:span><text:span text:style-name="Source_20_Text"><text:span text:style-name="T248">dynamic import</text:span></text:span><text:span text:style-name="Source_20_Text"><text:span text:style-name="T245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10">Removed <text:span text:style-name="T249">APIs</text:span> in the <text:span text:style-name="T241">celestra.node.</text:span><text:span text:style-name="T239">m</text:span><text:span text:style-name="T241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11">DOM API</text:p>
          </table:table-cell>
          <table:table-cell table:style-name="Table8.B5" office:value-type="string">
            <text:p text:style-name="P112"><text:span text:style-name="Source_20_Text"><text:span text:style-name="T245">Legacy AJAX API</text:span></text:span></text:p>
          </table:table-cell>
          <table:table-cell table:style-name="Table8.D5" office:value-type="string">
            <text:p text:style-name="P112"><text:span text:style-name="Source_20_Text"><text:span text:style-name="T245">Cookie API</text:span></text:span></text:p>
          </table:table-cell>
        </table:table-row>
      </table:table>
      <text:p text:style-name="P113"/>
      <text:p text:style-name="P11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5"><text:span text:style-name="T250">v</text:span>3.1.0</text:p>
          </table:table-cell>
          <table:table-cell table:style-name="Table3.A2" office:value-type="string">
            <text:p text:style-name="P115">v3.8.0</text:p>
          </table:table-cell>
          <table:table-cell table:style-name="Table3.C2" office:value-type="string">
            <text:p text:style-name="P116">v5.6.0</text:p>
          </table:table-cell>
        </table:table-row>
        <table:table-row>
          <table:table-cell table:style-name="Table3.A3" table:number-rows-spanned="3" office:value-type="string">
            <text:p text:style-name="P117">Array.from();</text:p>
            <text:p text:style-name="P117">Array.of();</text:p>
            <text:p text:style-name="P117">Array.prototype.copyWithin();</text:p>
            <text:p text:style-name="P117">Array.prototype.fill();</text:p>
            <text:p text:style-name="P117">Array.prototype.find();</text:p>
            <text:p text:style-name="P117">Array.prototype.findIndex();</text:p>
            <text:p text:style-name="P117">Object.create();</text:p>
            <text:p text:style-name="P117">String.fromCodePoint();</text:p>
            <text:p text:style-name="P117">String.prototype.codePointAt();</text:p>
            <text:p text:style-name="P117">String.prototype.endsWith();</text:p>
            <text:p text:style-name="P117">String.prototype.startsWith();</text:p>
            <text:p text:style-name="P117">Math.acosh();</text:p>
            <text:p text:style-name="P117">Math.asinh();</text:p>
            <text:p text:style-name="P117">Math.atanh();</text:p>
            <text:p text:style-name="P117">Math.cbrt();</text:p>
            <text:p text:style-name="P117">Math.clz32();</text:p>
            <text:p text:style-name="P117">Math.cosh();</text:p>
            <text:p text:style-name="P117">Math.expm1();</text:p>
            <text:p text:style-name="P117">Math.fround();</text:p>
            <text:p text:style-name="P117">Math.hypot();</text:p>
            <text:p text:style-name="P117">Math.imul();</text:p>
            <text:p text:style-name="P117">Math.log1p();</text:p>
            <text:p text:style-name="P117">Math.log10();</text:p>
            <text:p text:style-name="P117">Math.log2();</text:p>
            <text:p text:style-name="P117">Math.sign();</text:p>
            <text:p text:style-name="P117">Math.sinh();</text:p>
            <text:p text:style-name="P117">Math.tanh();</text:p>
            <text:p text:style-name="P117">Math.trunc();</text:p>
            <text:p text:style-name="P117">Number.EPSILON;</text:p>
            <text:p text:style-name="P117">Number.isNaN();</text:p>
            <text:p text:style-name="P117">isNaN();</text:p>
            <text:p text:style-name="P117">Number.isInteger();</text:p>
            <text:p text:style-name="P117">Number.isFinite();</text:p>
            <text:p text:style-name="P117">Number.isSafeInteger();</text:p>
            <text:p text:style-name="P117">Number.parseInt();</text:p>
            <text:p text:style-name="P117">Number.parseFloat();</text:p>
          </table:table-cell>
          <table:table-cell table:style-name="Table3.B3" table:number-rows-spanned="3" office:value-type="string">
            <text:p text:style-name="P117"/>
            <text:p text:style-name="P118"><text:span text:style-name="Source_20_Text"><text:span text:style-name="T218">Array.prototype.values();</text:span></text:span></text:p>
            <text:p text:style-name="P118"><text:span text:style-name="Source_20_Text"><text:span text:style-name="T218">Array.prototype.includes();</text:span></text:span></text:p>
            <text:p text:style-name="P117"/>
            <text:p text:style-name="P118"><text:span text:style-name="Source_20_Text"><text:span text:style-name="T218">ChildNode.after();</text:span></text:span><text:span text:style-name="T251"><text:line-break/></text:span><text:span text:style-name="Source_20_Text"><text:span text:style-name="T218">ChildNode.before();</text:span></text:span><text:span text:style-name="T251"><text:line-break/></text:span><text:span text:style-name="Source_20_Text"><text:span text:style-name="T218">ChildNode.remove();</text:span></text:span><text:span text:style-name="T251"><text:line-break/></text:span><text:span text:style-name="Source_20_Text"><text:span text:style-name="T218">ChildNode.replaceWith();</text:span></text:span></text:p>
            <text:p text:style-name="P117"/>
            <text:p text:style-name="P118"><text:span text:style-name="Source_20_Text"><text:span text:style-name="T218">Element.prototype.closest();<text:line-break/>Element.prototype.getAttributeNames();</text:span></text:span></text:p>
            <text:p text:style-name="P118"><text:span text:style-name="Source_20_Text"><text:span text:style-name="T218">Element.prototype.matches();</text:span></text:span></text:p>
            <text:p text:style-name="P118"><text:span text:style-name="Source_20_Text"><text:span text:style-name="T218">Element.prototype.toggleAttribute();</text:span></text:span></text:p>
            <text:p text:style-name="P117"/>
            <text:p text:style-name="P118"><text:span text:style-name="Source_20_Text"><text:span text:style-name="T218">ParentNode.append();</text:span></text:span></text:p>
            <text:p text:style-name="P118"><text:span text:style-name="Source_20_Text"><text:span text:style-name="T188"/></text:span></text:p>
            <text:p text:style-name="P118"><text:span text:style-name="Source_20_Text"><text:span text:style-name="T218">ParentNode.prepend();</text:span></text:span><text:span text:style-name="T251"><text:line-break/><text:line-break/></text:span><text:span text:style-name="Source_20_Text"><text:span text:style-name="T218">String.prototype[Symbol.iterator]();</text:span></text:span></text:p>
            <text:p text:style-name="P118"><text:span text:style-name="Source_20_Text"><text:span text:style-name="T218">String.prototype.includes();</text:span></text:span></text:p>
            <text:p text:style-name="P118"><text:span text:style-name="Source_20_Text"><text:span text:style-name="T218">String.prototype.repeat();</text:span></text:span><text:span text:style-name="T251"><text:line-break/></text:span></text:p>
            <text:p text:style-name="P118"><text:span text:style-name="Source_20_Text"><text:span text:style-name="T218">NodeList.prototype.forEach();</text:span></text:span><text:span text:style-name="T251"><text:line-break/></text:span></text:p>
            <text:p text:style-name="P118"><text:span text:style-name="Source_20_Text"><text:span text:style-name="T218">Object.assign();</text:span></text:span></text:p>
            <text:p text:style-name="P118"><text:span text:style-name="Source_20_Text"><text:span text:style-name="T218">Object.entries();</text:span></text:span><text:span text:style-name="T251"><text:line-break/></text:span></text:p>
            <text:p text:style-name="P118"><text:span text:style-name="Source_20_Text"><text:span text:style-name="T218">Object.getOwnPropertyDescriptors();</text:span></text:span><text:span text:style-name="T251"><text:line-break/></text:span><text:span text:style-name="Source_20_Text"><text:span text:style-name="T218">Object.values();</text:span></text:span><text:span text:style-name="T251"><text:line-break/></text:span></text:p>
            <text:p text:style-name="P118"><text:span text:style-name="Source_20_Text"><text:span text:style-name="T218">RegExp.prototype.flags;</text:span></text:span><text:span text:style-name="T251"><text:line-break/></text:span></text:p>
            <text:p text:style-name="P118"><text:span text:style-name="Source_20_Text"><text:span text:style-name="T252">window</text:span></text:span><text:span text:style-name="Source_20_Text"><text:span text:style-name="T218">.screenLeft;</text:span></text:span><text:span text:style-name="T251"><text:line-break/></text:span><text:span text:style-name="Source_20_Text"><text:span text:style-name="T252">window</text:span></text:span><text:span text:style-name="Source_20_Text"><text:span text:style-name="T218">.screenTop;</text:span></text:span></text:p>
          </table:table-cell>
          <table:table-cell table:style-name="Table3.C3" office:value-type="string">
            <text:p text:style-name="P117">Array.prototype.at();</text:p>
            <text:p text:style-name="P117"/>
            <text:p text:style-name="P117">Array.prototype.findLast();</text:p>
            <text:p text:style-name="P117">Array.prototype.findLastIndex();</text:p>
            <text:p text:style-name="P117"/>
            <text:p text:style-name="P117">Array.prototype.flat();</text:p>
            <text:p text:style-name="P117">Array.prototype.flatMap();</text:p>
            <text:p text:style-name="P117"/>
            <text:p text:style-name="P117">Number.MIN_SAFE_INTEGER;</text:p>
            <text:p text:style-name="P117">Number.MAX_SAFE_INTEGER;</text:p>
            <text:p text:style-name="P117"/>
            <text:p text:style-name="P117">Object.fromEntries();</text:p>
            <text:p text:style-name="P117">Object.is();</text:p>
            <text:p text:style-name="P117"/>
            <text:p text:style-name="P117">String.prototype.at();</text:p>
            <text:p text:style-name="P117"/>
            <text:p text:style-name="P117">String.prototype.matchAll();</text:p>
            <text:p text:style-name="P117"/>
            <text:p text:style-name="P117">String.prototype.padStart();</text:p>
            <text:p text:style-name="P117">String.prototype.padEnd();</text:p>
            <text:p text:style-name="P117"/>
            <text:p text:style-name="P117">String.prototype.replaceAll();</text:p>
            <text:p text:style-name="P117"/>
            <text:p text:style-name="P117">String.prototype.trimStart();</text:p>
            <text:p text:style-name="P117">String.prototype.trimLeft();</text:p>
            <text:p text:style-name="P117"/>
            <text:p text:style-name="P117">String.prototype.trimEnd();</text:p>
            <text:p text:style-name="P117">String.prototype.trimRight();</text:p>
            <text:p text:style-name="P117"/>
            <text:p text:style-name="P117">Typedarray.prototype.at();</text:p>
            <text:p text:style-name="P117"/>
            <text:p text:style-name="P117">TypedArray.prototype.findLast();</text:p>
            <text:p text:style-name="P11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6">v5.<text:span text:style-name="T253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7">BigInt.prototype.toJSON();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6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19T16:02:50.987105000</dc:date>
    <meta:print-date>2025-10-19T16:03:04.891526000</meta:print-date>
    <meta:editing-cycles>1125</meta:editing-cycles>
    <meta:editing-duration>P1DT9H7M57S</meta:editing-duration>
    <meta:printed-by>PDF files</meta:printed-by>
    <meta:document-statistic meta:table-count="7" meta:image-count="0" meta:object-count="0" meta:page-count="6" meta:paragraph-count="447" meta:word-count="724" meta:character-count="11411" meta:non-whitespace-character-count="11114"/>
    <meta:template xlink:type="simple" xlink:actuate="onRequest" xlink:title="" xlink:href="Normal.dotm"/>
  </office:meta>
</office:document-meta>
</file>